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ka" fo:country="GE"/>
    </style:style>
    <style:style style:name="P2" style:family="paragraph" style:parent-style-name="Standard">
      <style:text-properties fo:font-size="14pt" fo:language="ka" fo:country="GE" style:font-size-asian="14pt" style:font-size-complex="14pt"/>
    </style:style>
    <style:style style:name="P3" style:family="paragraph" style:parent-style-name="Standard" style:list-style-name="L1">
      <style:text-properties fo:font-size="14pt" fo:language="ka" fo:country="GE" officeooo:rsid="0008f4b1" officeooo:paragraph-rsid="0008f4b1" style:font-size-asian="14pt" style:font-size-complex="14pt"/>
    </style:style>
    <style:style style:name="P4" style:family="paragraph" style:parent-style-name="Standard" style:list-style-name="L1">
      <style:text-properties fo:font-size="14pt" fo:language="ka" fo:country="GE" officeooo:rsid="00095e97" officeooo:paragraph-rsid="00095e97" style:font-size-asian="14pt" style:font-size-complex="14pt"/>
    </style:style>
    <style:style style:name="P5" style:family="paragraph" style:parent-style-name="Standard" style:list-style-name="L1">
      <style:text-properties fo:font-size="14pt" fo:language="ka" fo:country="GE" officeooo:paragraph-rsid="00095e97" style:font-size-asian="14pt" style:font-size-complex="14pt"/>
    </style:style>
    <style:style style:name="P6" style:family="paragraph" style:parent-style-name="Standard" style:list-style-name="L1">
      <style:text-properties fo:font-size="14pt" fo:language="ka" fo:country="GE" officeooo:paragraph-rsid="000a8ac9" style:font-size-asian="14pt" style:font-size-complex="14pt"/>
    </style:style>
    <style:style style:name="P7" style:family="paragraph" style:parent-style-name="Standard" style:list-style-name="L1">
      <style:text-properties fo:font-size="14pt" fo:language="ka" fo:country="GE" officeooo:paragraph-rsid="000c7810" style:font-size-asian="14pt" style:font-size-complex="14pt"/>
    </style:style>
    <style:style style:name="P8" style:family="paragraph" style:parent-style-name="Standard" style:list-style-name="L1">
      <style:text-properties fo:font-size="14pt" fo:language="ka" fo:country="GE" officeooo:rsid="000c7810" officeooo:paragraph-rsid="000c7810" style:font-size-asian="14pt" style:font-size-complex="14pt"/>
    </style:style>
    <style:style style:name="P9" style:family="paragraph" style:parent-style-name="Standard">
      <style:text-properties fo:font-size="14pt" fo:language="ka" fo:country="GE" style:font-size-asian="14pt" style:font-size-complex="14pt"/>
    </style:style>
    <style:style style:name="P10" style:family="paragraph" style:parent-style-name="Standard">
      <style:text-properties fo:font-size="14pt" fo:language="ka" fo:country="GE" officeooo:paragraph-rsid="0013b0b7" style:font-size-asian="14pt" style:font-size-complex="14pt"/>
    </style:style>
    <style:style style:name="P11" style:family="paragraph" style:parent-style-name="Standard">
      <style:text-properties fo:font-size="14pt" fo:language="ka" fo:country="GE" officeooo:paragraph-rsid="0012a777" style:font-size-asian="14pt" style:font-size-complex="14pt"/>
    </style:style>
    <style:style style:name="P12" style:family="paragraph" style:parent-style-name="Standard">
      <style:text-properties fo:font-size="14pt" fo:language="ka" fo:country="GE" officeooo:rsid="0012a777" officeooo:paragraph-rsid="0012a777" style:font-size-asian="14pt" style:font-size-complex="14pt"/>
    </style:style>
    <style:style style:name="P13" style:family="paragraph" style:parent-style-name="Standard">
      <style:text-properties fo:font-size="14pt" fo:language="ka" fo:country="GE" officeooo:rsid="0013b0b7" officeooo:paragraph-rsid="0013b0b7" style:font-size-asian="14pt" style:font-size-complex="14pt"/>
    </style:style>
    <style:style style:name="P14" style:family="paragraph" style:parent-style-name="Standard" style:list-style-name="L1">
      <style:text-properties fo:font-size="14pt" fo:language="ka" fo:country="GE" officeooo:rsid="0008f4b1" officeooo:paragraph-rsid="0008f4b1" fo:background-color="#ffff00" style:font-size-asian="14pt" style:font-size-complex="14pt"/>
    </style:style>
    <style:style style:name="P15" style:family="paragraph" style:parent-style-name="Standard" style:list-style-name="L1">
      <style:text-properties fo:font-size="14pt" fo:language="ka" fo:country="GE" officeooo:rsid="0008f4b1" officeooo:paragraph-rsid="00095e97" fo:background-color="#ffff00" style:font-size-asian="14pt" style:font-size-complex="14pt"/>
    </style:style>
    <style:style style:name="P16" style:family="paragraph" style:parent-style-name="Standard" style:list-style-name="L1">
      <style:text-properties fo:font-size="14pt" fo:language="ka" fo:country="GE" officeooo:rsid="00095e97" officeooo:paragraph-rsid="00095e97" fo:background-color="#ffff00" style:font-size-asian="14pt" style:font-size-complex="14pt"/>
    </style:style>
    <style:style style:name="P17" style:family="paragraph" style:parent-style-name="Standard" style:list-style-name="L1">
      <style:text-properties fo:font-size="14pt" fo:language="ka" fo:country="GE" officeooo:paragraph-rsid="00095e97" fo:background-color="#ffff00" style:font-size-asian="14pt" style:font-size-complex="14pt"/>
    </style:style>
    <style:style style:name="P18" style:family="paragraph" style:parent-style-name="Standard" style:list-style-name="L1">
      <style:text-properties fo:font-size="14pt" fo:language="ka" fo:country="GE" officeooo:paragraph-rsid="000a8ac9" fo:background-color="#ffff00" style:font-size-asian="14pt" style:font-size-complex="14pt"/>
    </style:style>
    <style:style style:name="P19" style:family="paragraph" style:parent-style-name="Standard" style:list-style-name="L1">
      <style:text-properties fo:font-size="14pt" fo:language="ka" fo:country="GE" officeooo:paragraph-rsid="000c7810" fo:background-color="#ffff00" style:font-size-asian="14pt" style:font-size-complex="14pt"/>
    </style:style>
    <style:style style:name="P20" style:family="paragraph" style:parent-style-name="Standard" style:list-style-name="L1">
      <style:text-properties fo:font-size="14pt" fo:language="ka" fo:country="GE" officeooo:rsid="000c7810" officeooo:paragraph-rsid="000c7810" fo:background-color="#ffff00" style:font-size-asian="14pt" style:font-size-complex="14pt"/>
    </style:style>
    <style:style style:name="P21" style:family="paragraph" style:parent-style-name="Standard">
      <style:text-properties fo:font-size="14pt" fo:language="ka" fo:country="GE" fo:background-color="#ffff00" style:font-size-asian="14pt" style:font-size-complex="14pt"/>
    </style:style>
    <style:style style:name="P22" style:family="paragraph" style:parent-style-name="Standard">
      <style:text-properties fo:font-size="14pt" fo:language="ka" fo:country="GE" officeooo:paragraph-rsid="0012a777" fo:background-color="#ffff00" style:font-size-asian="14pt" style:font-size-complex="14pt"/>
    </style:style>
    <style:style style:name="P23" style:family="paragraph" style:parent-style-name="Standard">
      <style:text-properties fo:font-size="14pt" fo:language="ka" fo:country="GE" officeooo:rsid="0012a777" officeooo:paragraph-rsid="0012a777" fo:background-color="#ffff00" style:font-size-asian="14pt" style:font-size-complex="14pt"/>
    </style:style>
    <style:style style:name="P24" style:family="paragraph" style:parent-style-name="Standard">
      <style:text-properties fo:font-size="14pt" fo:language="ka" fo:country="GE" officeooo:rsid="0013b0b7" officeooo:paragraph-rsid="0013b0b7" fo:background-color="#ffff00" style:font-size-asian="14pt" style:font-size-complex="14pt"/>
    </style:style>
    <style:style style:name="P25" style:family="paragraph">
      <style:paragraph-properties fo:text-align="center"/>
    </style:style>
    <style:style style:name="T1" style:family="text">
      <style:text-properties officeooo:rsid="00095e97"/>
    </style:style>
    <style:style style:name="T2" style:family="text">
      <style:text-properties officeooo:rsid="000a8ac9"/>
    </style:style>
    <style:style style:name="T3" style:family="text">
      <style:text-properties officeooo:rsid="000c7810"/>
    </style:style>
    <style:style style:name="T4" style:family="text">
      <style:text-properties officeooo:rsid="000e52c3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a8ac9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20751"/>
    </style:style>
    <style:style style:name="T9" style:family="text">
      <style:text-properties officeooo:rsid="0012a777"/>
    </style:style>
    <style:style style:name="T10" style:family="text">
      <style:text-properties officeooo:rsid="0013b0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ბუღალტერიის შუალედურს+ფინალური</text:p>
      <text:p text:style-name="P1"/>
      <text:p text:style-name="P1"/>
      <text:p text:style-name="P2">1. როემლია სამეურნეო აღრიცხვაში გამოყენებული საზომი ერთეულები?</text:p>
      <text:p text:style-name="P21">--ნატურალური , შრომითი, ფულადი.</text:p>
      <text:p text:style-name="P2">2. სამეურნეო აღრიცხვის სახეებია;</text:p>
      <text:p text:style-name="P21">--ტექნიკური, სტატისტიკური და ბუღალტრული.</text:p>
      <text:p text:style-name="P2">3. ბუღალტრული აღრიცხვა წარმოადგენს;</text:p>
      <text:p text:style-name="P2"><text:span text:style-name="T7">--სუბიექტის საქმიანობისა და ეკონომიკური მოვალეობის ამსახველი ინფორმაციის შეგროვების,რეგისტრაციის შეფასების, განზიგადებისა და გადაცემის სისტემა.</text:span> </text:p>
      <text:p text:style-name="P2">4.ბურალტრული აღრიცხვის ძირითადი დამახასიატებელი</text:p>
      <text:p text:style-name="P2">თავისებურება;</text:p>
      <text:p text:style-name="P21">--ის რაც ფულადი საზომით არ გამოიხატება, ბუღალტრულ აღრიცხვას არ</text:p>
      <text:p text:style-name="P21">ექვემდებარება.</text:p>
      <text:p text:style-name="P2">5.საწარმოს სამეურნეო საშვალებათა წყაროები;</text:p>
      <text:p text:style-name="P21">--ვალდებულებები და საკუთარი კაპიტალი.</text:p>
      <text:p text:style-name="P2">6.რა არის ბუღალტრული აღრიცხვის საგანი?</text:p>
      <text:p text:style-name="P21">--საწარმოს ეკონომიკური რესურსები მათი წყაროები და სამეურნეო პროცესები გამოხატული ფულადი საზომი ერთეულით.</text:p>
      <text:p text:style-name="P2">7.საწარმოს ეკონომიკური რესურსებიაა?</text:p>
      <text:p text:style-name="P21">--აქტივები.</text:p>
      <text:p text:style-name="P2">8.საწარმოს აქტივებს მიეკუთვნება:</text:p>
      <text:p text:style-name="P21">--საწარმოს განკარგულებაში არსებული მატერიალური და არა მატერიალური რესურსები, რის საფუძველზეც საწარმო მომავალში მოელის ეკონომიკური სარგებლის მიღებას.</text:p>
      <text:p text:style-name="P2">9.რა არის საბრუნავი ანუ მოკლევადიანი აქტივები?</text:p>
      <text:p text:style-name="P21">--ისეთი აქტივები რომელთა გამოყენების ვადა ბალანსის შედეგიდან 12 თვეს არ აღემატება.</text:p>
      <text:p text:style-name="P2">10.რომელია მოკლევადიანი აქტივები?</text:p>
      <text:p text:style-name="P21">--ნედლეული და მასალები, დაუმთავრებელი წარმოება, მზა პროდუქცია.</text:p>
      <text:p text:style-name="P2">11.რა მიეკუთვნება გრძელვადიან აქტივებს?</text:p>
      <text:p text:style-name="P21">--ძირითადი საშუალებები, და არამატერიალური აქტივები.</text:p>
      <text:p text:style-name="P2">12.რომელია გრძელვადიანი აქტივები?</text:p>
      <text:p text:style-name="P21">--ძირითადი საშუალებები.</text:p>
      <text:p text:style-name="P2">13.რა არ შედის საწარმოს აქტივებში?</text:p>
      <text:p text:style-name="P21">--კრედიტორული დავალიანება ანუ ვალდებულებები.</text:p>
      <text:p text:style-name="P2">14.რა მიეკუთვნება მოთხოვნებს ანუ დებიტორულ დავალიანებებს?</text:p>
      <text:p text:style-name="P21"><text:soft-page-break/>--საწარმოს მიმართ კლიენტების დავალიანება რომელიც წარმოქმნილია</text:p>
      <text:p text:style-name="P21">კრედიტით საქონლის გაყიდვით ან მომსახურების გაწევით.</text:p>
      <text:p text:style-name="P2"><text:span text:style-name="T8">15.</text:span>რომელია ბუღალტრული აღრიცხვის მეთოდის ელემენტები?</text:p>
      <text:p text:style-name="P21">--ანგარიშთა სისტემა და ორმაგი ჩაწერა.</text:p>
      <text:p text:style-name="P2">1<text:span text:style-name="T8">6</text:span>.რომელია ბასსიით ბუღალტრული აღრიცხვით ძირითადი დაშვებები?</text:p>
      <text:p text:style-name="P10"><text:span text:style-name="T7">--დარიცხვის მეთოდი და ფუნქციონირებადი საწარმო.</text:span></text:p>
      <text:p text:style-name="P10">17.როგორ <text:s/>იყოფა საწარმოები ზომითი კატეგორიების მიხედვით?</text:p>
      <text:p text:style-name="P21">--1,2,3 და 4 კატეგორიის საწარმოებად.</text:p>
      <text:p text:style-name="P2">18.რომელია საწარმოთა ორგანიზაციული სამართლებრივი ფორმები?</text:p>
      <text:p text:style-name="P21">--სამივე პასუხი სწორია</text:p>
      <text:p text:style-name="P2">19.რომელია ბასს-ით ბუღალტრული აღრიცხვის პრინციპები?</text:p>
      <text:p text:style-name="P21">--ორმხრივობის,უწყვეტობის,თვითღირებულების.</text:p>
      <text:p text:style-name="P2">20.რა არის პირველადი აღრიცხვა?</text:p>
      <text:p text:style-name="P21">--სამეურნეო ოპერაციების ასახვა და გაფორმება სპეციალური მო<text:span text:style-name="T10">ხაზ</text:span>ულობის ბლანკზე.</text:p>
      <text:p text:style-name="P2">21.რა არის დოკუმენტი?</text:p>
      <text:p text:style-name="P21">--სპეციალური ფორმის ბლანკი რომელზედაც აისახება სამეურნეო ოპერაციის შინაარსი მისი რაოდენობრივი და თანხობრივი გამოსახულებით.</text:p>
      <text:p text:style-name="P2">22.რა არის დოკუმენტის რეკვიზიტი?</text:p>
      <text:p text:style-name="P21">--დასმული კითხვა რომელზედაც პასუხი უნდა იქნას გაცემული.</text:p>
      <text:p text:style-name="P2">23.როგორ ჯგუფდება დოკუმენტები შინაარსის მიხედვით?</text:p>
      <text:p text:style-name="P21">--მათში ასახული აღრიცხვის ობიექტების მიხედვით.</text:p>
      <text:p text:style-name="P2">24.როგორ ჯგუფდება დოკუმენტები დანიშნულების მიხედვით?</text:p>
      <text:p text:style-name="P21">--განკარგულებითი,აღსრულებითი,კომბინირებული და ბუღალტრული გაფორმების დოკუმენტებად.</text:p>
      <text:p text:style-name="P2">25.რა არის დოკუმენტ ბრუნვა?</text:p>
      <text:p text:style-name="P21">--დოკუმენტების მოძრაობა მათი შედგენიდან ან საწარმოში მიღებიდან არქივში ჩაბარებამდე.</text:p>
      <text:p text:style-name="P11">26.რა არის ინვენტარიზაცია?</text:p>
      <text:p text:style-name="P22">--ინვენტარიზაცია არის აქტივების და მათი წყაროების ფაქტობრივი ნაშთების დადგენა და მისი შედარება სააღრიცხვო ჩანაწერებთან, მათი შესაბამისობაში მოყვანის მიზნით.</text:p>
      <text:p text:style-name="P2">27.რას უტარდება საინვენტარიზაციო უწყისი?</text:p>
      <text:p text:style-name="P21">--სააღრიცხვო ჩანაწერებს.</text:p>
      <text:p text:style-name="P2">28.ჩატარების დროს მიხედვით როგორი შეიძლება იყოს ინვენტარიზაცია?</text:p>
      <text:p text:style-name="P21">--სასწრაფო.</text:p>
      <text:p text:style-name="P2"><text:span text:style-name="T9">29</text:span>.ინვენტარიზაციის შედეგები ფორმდება:</text:p>
      <text:p text:style-name="P21">--საინვენტარიზაციო უწყისში.</text:p>
      <text:p text:style-name="P2"><text:soft-page-break/>3<text:span text:style-name="T9">0</text:span>.რას უტარდება საინვენტარიზაციო უწყისი?</text:p>
      <text:p text:style-name="P21">--სააღრიცხვო ჩანაწერებს.</text:p>
      <text:p text:style-name="P2">3<text:span text:style-name="T9">1</text:span>.რომელ დოკუმენტში გამოვლინდება დანაკლისი ან ზედმეტობა?</text:p>
      <text:p text:style-name="P21">--შედარების უწყისში.</text:p>
      <text:p text:style-name="P2">3<text:span text:style-name="T9">2</text:span>.როგორი შეიძლება იყოს მოცულობის მიხედვიტ ინვენტარიზაცია?</text:p>
      <text:p text:style-name="P21">--სრული და ნაწილობრივი.</text:p>
      <text:p text:style-name="P2">34.რას წარმოადგენს ბალანსი?</text:p>
      <text:p text:style-name="P21">--ანგარიშგებას , საწარმოს ფინანსური მდგომარეობის შესახებ.</text:p>
      <text:p text:style-name="P11"><text:span text:style-name="T9">35.რომელია ბალანსის მხარეები:</text:span></text:p>
      <text:p text:style-name="P23">--აქტივები,ვალდებულებები და საკუთარი კაპიტალი.</text:p>
      <text:p text:style-name="P12"/>
      <text:p text:style-name="P12"/>
      <text:p text:style-name="P12">36.როდის არის საბალანსო ტოლობა სწორი?</text:p>
      <text:p text:style-name="P23">--აქტივები=ვალდებულებებს+საკუთარი კაპიტალი.</text:p>
      <text:p text:style-name="P12">37.რომელია ბალანსის ელემენტები:</text:p>
      <text:p text:style-name="P23">--აქტივები,ვალდებულებები და საკუთარი კაპიტალი.</text:p>
      <text:p text:style-name="P12">38.რომელია ბალანსის მუხლების აქტივებად აღიარების კრიტერიუმები?</text:p>
      <text:p text:style-name="P23">--ეკონომიკური სარგებლის მოტანა და საიმედოდ შეფასება.</text:p>
      <text:p text:style-name="P12">39.როგორ აისახება ბალანსში საწარმოს აქტივები და მათი წყაროები?</text:p>
      <text:p text:style-name="P23">--ორმხრივობის პრინციპის საფუძველზე.</text:p>
      <text:p text:style-name="P12">40.რას ნიშნავს ბალანსირება:</text:p>
      <text:p text:style-name="P23">--თანასწორობას.</text:p>
      <text:p text:style-name="P12">41.რამდენ ტიპად იყოფა სამეურნეო ოპერაციით გამოწვეული ცვლილებები ბალანსში?</text:p>
      <text:p text:style-name="P23">--ოთხ ტიპად.</text:p>
      <text:p text:style-name="P12">42.რას ეხება ბალანსში პირველი ტიპის ცვლილება?</text:p>
      <text:p text:style-name="P23">--მხოლოდ აქტივის მუხლებს,როდესაც აქტივის ერთი მუხლი იზრდება,მეორე მუხლი კი მცირდება.</text:p>
      <text:p text:style-name="P12">4<text:span text:style-name="T10">3</text:span>.რას ეხება ბალანსში მეორე ტიპის ცვლილება?</text:p>
      <text:p text:style-name="P23">--მხოლოდ პასივის მუხლებს,როდესაც პასივის მუხლებს, როდესაც პასივის ერთი მუხლი იზრდება და იგივე თანხით მეორე მუხლი მცირდება.</text:p>
      <text:p text:style-name="P13">44.<text:span text:style-name="T9">რას ეხება ბალანსში </text:span>მესამე <text:span text:style-name="T9">ტიპის ცვლილება?</text:span></text:p>
      <text:p text:style-name="P23">--<text:span text:style-name="T10">ერთდროულად <text:s/>აქტივებისა და პასივების მუხლებს, როდესაც ბალანსის ვალუტა იზრდება.</text:span></text:p>
      <text:p text:style-name="P13">45.<text:span text:style-name="T9">რას ეხება ბალანსში </text:span>მეოთხე<text:span text:style-name="T9"> ტიპის ცვლილება?</text:span></text:p>
      <text:p text:style-name="P24">-- ერთდროულად <text:s/>აქტივებისა და პასივების მუხლებს, როდესაც ბალანსის ვალუტა მცირდება.</text:p>
      <text:p text:style-name="P2">46.რომელი არ მიეკუთვნება აქტივებს ქვემოთ ჩამოთვლილი მუხლებიდან?</text:p>
      <text:p text:style-name="P21">--დარიცხული ვალდებულებები.</text:p>
      <text:p text:style-name="P2"><text:soft-page-break/>47.<text:span text:style-name="T10">რის მიხედვით</text:span> არის დალაგებული ბალანსში აქტივის მუხლები?</text:p>
      <text:p text:style-name="P21">--ლიკვიდურობის მიხედვით.</text:p>
      <text:p text:style-name="P2">48.როგორ არის წარმოდგენილი ბალანსში ვალდებულებები?</text:p>
      <text:p text:style-name="P21">--გრძელვადიან და მოკლევადიან ვალდებულებებად.</text:p>
      <text:p text:style-name="P2">49.რომელი არ მიეკუთვნება ვალდებულებებს ქვემოთ ჩამოთვლილი</text:p>
      <text:p text:style-name="P2">მუხლებიდან?</text:p>
      <text:p text:style-name="P21">--ნედლეული და მასალები.</text:p>
      <text:p text:style-name="P2"/>
      <text:p text:style-name="P2"/>
      <text:p text:style-name="P1"/>
      <text:p text:style-name="P1"/>
      <text:p text:style-name="P1"><draw:line text:anchor-type="paragraph" draw:z-index="0" draw:name="Line 1" draw:style-name="gr1" draw:text-style-name="P25" svg:x1="-0.3866in" svg:y1="0.0902in" svg:x2="7.6134in" svg:y2="0.0799in"><text:p/></draw:line></text:p>
      <text:p text:style-name="P1"><draw:line text:anchor-type="paragraph" draw:z-index="1" draw:name="Horizontal line 1" draw:style-name="gr1" draw:text-style-name="P25" svg:x1="-0.2236in" svg:y1="0.0429in" svg:x2="0.4701in" svg:y2="0.0429in"><text:p/></draw:line></text:p>
      <text:p text:style-name="P2"/>
      <text:list text:style-name="L1">
        <text:list-item>
          <text:p text:style-name="P3">რას ნიშნავს ანგარიშის დებეტში ჩანაწერი?</text:p>
          <text:p text:style-name="P14">--აქტივებისა და ხარჯების ზრდას.</text:p>
        </text:list-item>
        <text:list-item>
          <text:p text:style-name="P3">რას ნიშნავს ანგარიშის კრედიტში ჩანაწერი? <text:s text:c="66"/><text:span text:style-name="T5">--შემოსავლებისა და კაპიტალის ზრდას</text:span></text:p>
        </text:list-item>
        <text:list-item>
          <text:p text:style-name="P3">რას წარმოადგენს საცდელი ბალანსი? <text:s text:c="74"/><text:span text:style-name="T5">--საცდელი ბალანსი წარმოადგენს მთავარი წიგნის ყველა ანგარიშის ჩამონათვალს <text:s/>შესაბამისი სალდოს მითითებით.</text:span></text:p>
        </text:list-item>
        <text:list-item>
          <text:p text:style-name="P3">რომელი ტოლობით გამოისახება ორმაგი აღრიცხვის სისტემა?</text:p>
          <text:p text:style-name="P14">--დებეტი=კრედიტს</text:p>
        </text:list-item>
        <text:list-item>
          <text:p text:style-name="P3">რომელია ნორმალური სალდო ანუ ნაშთი პასიური ანგარიშებისათვის?</text:p>
          <text:p text:style-name="P14">--საკრედიტო</text:p>
        </text:list-item>
        <text:list-item>
          <text:p text:style-name="P3">რომელია ნორმალური სალდო ანუ ნაშთი აქტიური ანგარიშებისთვის?</text:p>
          <text:p text:style-name="P14">--სადებეტი</text:p>
        </text:list-item>
        <text:list-item>
          <text:p text:style-name="P3">როგორ ჯგუფდება ფინანსურ ანგარიშებთან დამოკიდებულების მიხედვით ანგარიშები?</text:p>
          <text:p text:style-name="P14">--ფინანსურ ანგარიშებთან დამოკიდებულების მიხედვით ანგარიშები ჯგუფდება მუდმივ და დროებით ანგარიშებად.</text:p>
        </text:list-item>
        <text:list-item>
          <text:p text:style-name="P3">ფინანსური ანგარისების რომელი ელემენტების ამსახველია მუდმივი ანუ რეალური ანგარიშები?</text:p>
          <text:p text:style-name="P14">--აქტივების, ვალდებულებებისა და საკუთარი კაპიტალის ამსახველი ანგარიშები წარმოადგენენ ბალანსის ელემენტებს და მუდმივი ანუ რეალური ანგარიშები ეწოდებათ.</text:p>
        </text:list-item>
        <text:list-item>
          <text:p text:style-name="P3">ფინანსური ანგარისების რომელი ელემენტების ამსახველია დროებითი ანუ ნომინალური ანგარიშები?<text:tab/><text:tab/></text:p>
          <text:p text:style-name="P14"><text:soft-page-break/>--შემოსავლებისა და ხარჯების <text:s/>ამსახველი ანგარიშები წარმოადგენენ მოგებისა ზარალის ანგარიშების ელემენტებს და დროებითი ანუ ნომინალური ანგარიშები ეწოდება.</text:p>
        </text:list-item>
        <text:list-item>
          <text:p text:style-name="P3">როგორ ჯგუფდება ბუღალტრულ ბალანსთან დამოკიდებულების მიხედვით ანგარიშები?</text:p>
          <text:p text:style-name="P15">--<text:span text:style-name="T1">საბალანსო და ბალანსგარეშე ანგარიშებად</text:span></text:p>
        </text:list-item>
        <text:list-item>
          <text:p text:style-name="P4">რას ასახავენ ძირითადი ანგარიშები?</text:p>
          <text:p text:style-name="P16">--აქტივებს,ვალდებულებებსა და საკუთარ კაპიტალს</text:p>
        </text:list-item>
        <text:list-item>
          <text:p text:style-name="P4">რას ეწოდება საკალკულაციო ანგარიშები?</text:p>
          <text:p text:style-name="P16">--საკალკულაციო ანგარიშები ეწოდება ისეთ ანგარიშებს, რომლებიც თვითღირებულების განსაზღვრა-გაანგარისების საშუალებას იძლევა.</text:p>
        </text:list-item>
        <text:list-item>
          <text:p text:style-name="P5">რა არის ფინანსური ანგარიშგება?</text:p>
          <text:p text:style-name="P17">--საანგარიშო პერიოდის განმავლობაში საწარმოს ფინანსური მდგომარეობისა და მის მიერ განხორციელებული სამეურნეო ოპერაციების სტრუქურულად ჩამოყალიბებული ფინანსური სურათი.</text:p>
        </text:list-item>
        <text:list-item>
          <text:p text:style-name="P5"><text:span text:style-name="T1">რა არის </text:span>ფინანსური ანგარიშის კომპონენტები?</text:p>
          <text:p text:style-name="P17">--<text:span text:style-name="T1">ბალანსი და მოგება-ზარალის უწყისი.</text:span></text:p>
        </text:list-item>
        <text:list-item>
          <text:p text:style-name="P5"><text:span text:style-name="T1">რომელია </text:span>ფინანსური ანგარიშგების ხარისხობრივი მახასიათებლები?</text:p>
          <text:p text:style-name="P17">--აღქმადობა,შესადარისობა,საიმედოობა და შესაბამისობა.</text:p>
        </text:list-item>
        <text:list-item>
          <text:p text:style-name="P5">ჩამოთვალეთ ფინანსური ანგარიშგების ელემენტები</text:p>
          <text:p text:style-name="P17">--აქტივები,ვალდებულებები,საკუთარი კაპიტალი, შემოსავლები და ხარჯები.</text:p>
        </text:list-item>
        <text:list-item>
          <text:p text:style-name="P5">რომელია მოგება და ზარალის ანგარშების ელემენტები</text:p>
          <text:p text:style-name="P17">--შემოსავლები და ხარჯები</text:p>
        </text:list-item>
        <text:list-item>
          <text:p text:style-name="P5">ფინანსური ანგარიშგების კომპონენტებიდან რომელი არ მზადდება</text:p>
          <text:p text:style-name="P5">დარიცხვის მეთოდით?</text:p>
          <text:p text:style-name="P17">--ფულადი სახსრების მოძრაობის ანგარიშგება.</text:p>
        </text:list-item>
        <text:list-item>
          <text:p text:style-name="P5">ფინანსური ანგარიშგების კომპონენტს არ წარმოადგენს:</text:p>
          <text:p text:style-name="P17">--საცდელი ბალანსი.</text:p>
        </text:list-item>
        <text:list-item>
          <text:p text:style-name="P6">რა არის შემოსავალი?</text:p>
          <text:p text:style-name="P18">--საწარმოს მიერ ეკონომიკური სარგებლის ზრდა საანგარიშგებო პერიოდში,რომელიც გამოწვეულია აქტივის ზრდით ან ვალდებულებების შემცირებით.</text:p>
        </text:list-item>
        <text:list-item>
          <text:p text:style-name="P6">რა არის ხარჯები?</text:p>
          <text:p text:style-name="P18">--საწარმოს ეკონომიკური სარგებლის შემცირება საანგარიშგებო პერიოდის განმავლობაში ,რომელიც გამოწვეულია აქტივების საწარმოდან გაზრდის ან ვალდებულებების ზრდის საფუძველზე.</text:p>
        </text:list-item>
        <text:list-item>
          <text:p text:style-name="P6">რა არის აქტივი?</text:p>
          <text:p text:style-name="P18"><text:soft-page-break/>--საწარმოს განკარგულებაში არსებული მატერიალური და არამატერიალური რესურსი.</text:p>
        </text:list-item>
        <text:list-item>
          <text:p text:style-name="P6">რა არის ვალდებულება?</text:p>
          <text:p text:style-name="P18">--საწარმოს მიმდინარე პერიოდის მოვალეობა.</text:p>
        </text:list-item>
        <text:list-item>
          <text:p text:style-name="P6">რა არის საკუთარი კაპიტალი?</text:p>
          <text:p text:style-name="P18">--აქტივების ის ნაწილი რომელიც რჩება ყველა ვალდებულებების დაფარვის შემდეგ.</text:p>
        </text:list-item>
        <text:list-item>
          <text:p text:style-name="P6">რა არის ფინანსური ანგარიშგების მომზადების ძირითადი დაშვება?</text:p>
          <text:p text:style-name="P18">--დარიცხვის მეთოდი.</text:p>
        </text:list-item>
        <text:list-item>
          <text:p text:style-name="P6">საწარმოს შემოსავლები და ხარჯები განსაზღვრავს:</text:p>
          <text:p text:style-name="P18">--<text:span text:style-name="T2">საწარმოს საქმიანობის ფინანსურ შედეგს.</text:span></text:p>
        </text:list-item>
        <text:list-item>
          <text:p text:style-name="P6">საკუთარი კაპიტალი <text:span text:style-name="T2">არის:</text:span></text:p>
          <text:p text:style-name="P18">--აქტივების ის ნაწილი რომელიც რჩება ყველა ვალდებულებების დაფარვის შემდეგ.</text:p>
        </text:list-item>
        <text:list-item>
          <text:p text:style-name="P6">საწარმოები ზომითი კატეგორიების მიხედვით<text:span text:style-name="T2">იყოფა:</text:span></text:p>
          <text:p text:style-name="P18">--პირველი,მეორე,მესამე და მეოთხე <text:span text:style-name="T2">კატეგორიების საწარმოებად.</text:span></text:p>
        </text:list-item>
        <text:list-item>
          <text:p text:style-name="P6">საწარმოთა ორგანიზაციულს-ამართლებირივი ფორმები<text:span text:style-name="T2">ა: <text:s text:c="12"/></text:span><text:span text:style-name="T6">--სამივე პასუხი სწორია.</text:span></text:p>
        </text:list-item>
        <text:list-item>
          <text:p text:style-name="P6">ფინანსური ინფორმაციის მომხმარებლები იყოფიან კატეგორიებად:</text:p>
          <text:p text:style-name="P19">--შიგა და გარე მომხმარებლებად.</text:p>
        </text:list-item>
        <text:list-item>
          <text:p text:style-name="P7"><text:s/>მოგება-ზარალის ანგარიშგებ<text:span text:style-name="T3">ი </text:span>გვიხასიათებს:</text:p>
          <text:p text:style-name="P19">--საწარმო<text:span text:style-name="T3">ს ფინანსური საქმიანობის შედეგებს საანგარიშგებო პერიოდის განმავლობაში. </text:span></text:p>
        </text:list-item>
        <text:list-item>
          <text:p text:style-name="P8">საწარმოს ფინანსური შედეგების შესახებ ინფორმაციას იძლევა შემდეგი ელემენტები:</text:p>
          <text:p text:style-name="P20">--<text:span text:style-name="T4">შემოსავლები და ხარჯები.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ka" fo:country="G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ka" fo:country="G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2:20:52.905582925</meta:creation-date>
    <dc:date>2026-01-04T08:24:28.063365304</dc:date>
    <meta:editing-duration>PT1H20M4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6" meta:paragraph-count="163" meta:word-count="1004" meta:character-count="8624" meta:non-whitespace-character-count="7732"/>
  </office:meta>
</office:document-meta>
</file>